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951" officeooo:paragraph-rsid="000b2951"/>
    </style:style>
    <style:style style:name="P2" style:family="paragraph" style:parent-style-name="Standard">
      <style:text-properties officeooo:rsid="000b2951" officeooo:paragraph-rsid="0011be5a"/>
    </style:style>
    <style:style style:name="P3" style:family="paragraph" style:parent-style-name="Standard">
      <style:text-properties officeooo:rsid="000fd499" officeooo:paragraph-rsid="000fd499"/>
    </style:style>
    <style:style style:name="P4" style:family="paragraph" style:parent-style-name="Standard">
      <style:text-properties officeooo:rsid="0011be5a" officeooo:paragraph-rsid="0011be5a"/>
    </style:style>
    <style:style style:name="T1" style:family="text">
      <style:text-properties officeooo:rsid="000cdcdc"/>
    </style:style>
    <style:style style:name="T2" style:family="text">
      <style:text-properties officeooo:rsid="0011be5a"/>
    </style:style>
    <style:style style:name="T3" style:family="text">
      <style:text-properties officeooo:rsid="0013a9ec"/>
    </style:style>
    <style:style style:name="T4" style:family="text">
      <style:text-properties officeooo:rsid="00145b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4">Une a basic blocks instruction in our own code</text:span></text:p>
      <text:p text:style-name="P1"/>
      <text:p text:style-name="P1">a) Process ForInLoop* structures <text:span text:style-name="T1">(GetNextPName/GetPNameList) (see ESTreeIRGen::genForInStatement)</text:span></text:p>
      <text:p text:style-name="P1">b) Process SwitchImm* structures ?</text:p>
      <text:p text:style-name="P1">c) Process while loops ?</text:p>
      <text:p text:style-name="P1">f) Process if/else if/else patterns ?</text:p>
      <text:p text:style-name="P1">g) Process break/continue directives ?</text:p>
      <text:p text:style-name="P1"/>
      <text:p text:style-name="P1">h) Rewrite local variable names, not conflicting with global ones ?</text:p>
      <text:p text:style-name="P1"/>
      <text:p text:style-name="P1"><text:s text:c="4"/>GetPNameList =&gt; Returns Undefined if the object is null/undefined.</text:p>
      <text:p text:style-name="P1"><text:s text:c="4"/></text:p>
      <text:p text:style-name="P1"><text:s text:c="4"/>GetNextPName =&gt; Undefined if "the next property" unavailable (end of iteration).</text:p>
      <text:p text:style-name="P1"/>
      <text:p text:style-name="P1">void ESTreeIRGen::genForInStatement(ESTree::ForInStatementNode *ForInStmt) {</text:p>
      <text:p text:style-name="P1"><text:s text:c="2"/>// The state of the enumerator. Notice that the instruction writes to the</text:p>
      <text:p text:style-name="P1"><text:s text:c="2"/>// storage</text:p>
      <text:p text:style-name="P1"><text:s text:c="2"/>// variables just like Load/Store instructions write to stack allocations.</text:p>
      <text:p text:style-name="P1"><text:s text:c="2"/>auto *iteratorStorage =</text:p>
      <text:p text:style-name="P1"><text:s text:c="6"/>Builder.createAllocStackInst(genAnonymousLabelName("iter"));</text:p>
      <text:p text:style-name="P1"><text:s text:c="2"/>auto *baseStorage =</text:p>
      <text:p text:style-name="P1"><text:s text:c="6"/>Builder.createAllocStackInst(genAnonymousLabelName("base"));</text:p>
      <text:p text:style-name="P1"><text:s text:c="2"/>auto *indexStorage =</text:p>
      <text:p text:style-name="P1"><text:s text:c="6"/>Builder.createAllocStackInst(genAnonymousLabelName("idx"));</text:p>
      <text:p text:style-name="P1"><text:s text:c="2"/>auto *sizeStorage =</text:p>
      <text:p text:style-name="P1"><text:s text:c="6"/>Builder.createAllocStackInst(genAnonymousLabelName("size"));</text:p>
      <text:p text:style-name="P1"/>
      <text:p text:style-name="P1"><text:s text:c="2"/>// Check for the obscure case "for(var i = init in ....)". We need to</text:p>
      <text:p text:style-name="P1"><text:s text:c="2"/>// initialize the loop variable with the initializer.</text:p>
      <text:p text:style-name="P1"><text:s text:c="2"/>if (auto *VD =</text:p>
      <text:p text:style-name="P1"><text:s text:c="10"/>llvh::dyn_cast&lt;ESTree::VariableDeclarationNode&gt;(ForInStmt-&gt;_left)) {</text:p>
      <text:p text:style-name="P1"><text:s text:c="4"/>assert(</text:p>
      <text:p text:style-name="P1"><text:s text:c="8"/>VD-&gt;_declarations.size() == 1 &amp;&amp; "for-in must have a single binding");</text:p>
      <text:p text:style-name="P1"><text:s text:c="4"/>auto *declarator =</text:p>
      <text:p text:style-name="P1"><text:s text:c="8"/>cast&lt;ESTree::VariableDeclaratorNode&gt;(&amp;VD-&gt;_declarations.front());</text:p>
      <text:p text:style-name="P1"><text:s text:c="4"/>if (declarator-&gt;_init) {</text:p>
      <text:p text:style-name="P1"><text:s text:c="6"/>// Note that we need to create a separate LReference for the</text:p>
      <text:p text:style-name="P1"><text:s text:c="6"/>// initialization because the loop one must execute inside the loop for</text:p>
      <text:p text:style-name="P1"><text:s text:c="6"/>// cases like "for(a[i++] in ...)".</text:p>
      <text:p text:style-name="P1"><text:s text:c="6"/>LReference initRef = createLRef(VD, true);</text:p>
      <text:p text:style-name="P1"><text:s text:c="6"/>initRef.emitStore(genExpression(declarator-&gt;_init));</text:p>
      <text:p text:style-name="P1"><text:s text:c="4"/>}</text:p>
      <text:p text:style-name="P1"><text:s text:c="2"/>}</text:p>
      <text:p text:style-name="P1"/>
      <text:p text:style-name="P1"><text:s text:c="2"/>// Generate the right hand side of the for-in loop. The result of this</text:p>
      <text:p text:style-name="P1"><text:s text:c="2"/>// expression is the object we iterate on. We use this object as the 'base'</text:p>
      <text:p text:style-name="P1"><text:s text:c="2"/>// of the enumerator.</text:p>
      <text:p text:style-name="P1"><text:s text:c="2"/>Value *object = genExpression(ForInStmt-&gt;_right);</text:p>
      <text:p text:style-name="P1"><text:s text:c="2"/>Builder.createStoreStackInst(object, baseStorage);</text:p>
      <text:p text:style-name="P1"/>
      <text:p text:style-name="P1"><text:s text:c="2"/>// The storage for the property name that the enumerator loads:</text:p>
      <text:p text:style-name="P1"><text:soft-page-break/><text:s text:c="2"/>auto *propertyStorage =</text:p>
      <text:p text:style-name="P1"><text:s text:c="6"/>Builder.createAllocStackInst(genAnonymousLabelName("prop"));</text:p>
      <text:p text:style-name="P1"/>
      <text:p text:style-name="P1"><text:s text:c="2"/>/*</text:p>
      <text:p text:style-name="P1"><text:s text:c="4"/>We generate the following loop structure for the for-in loops:</text:p>
      <text:p text:style-name="P1"/>
      <text:p text:style-name="P1"><text:s text:c="8"/>[ current block ]</text:p>
      <text:p text:style-name="P1"><text:s text:c="8"/>[ <text:s text:c="2"/>get_pname <text:s text:c="2"/>]</text:p>
      <text:p text:style-name="P1"><text:s text:c="15"/>| <text:s text:c="8"/>\</text:p>
      <text:p text:style-name="P1"><text:s text:c="15"/>| <text:s text:c="9"/>\</text:p>
      <text:p text:style-name="P1"><text:s text:c="15"/>v <text:s text:c="10"/>\ (on empty object)</text:p>
      <text:p text:style-name="P1"><text:s text:c="4"/>/----&gt; [get_next] <text:s text:c="6"/>\</text:p>
      <text:p text:style-name="P1"><text:s text:c="4"/>| <text:s text:c="9"/>| <text:s text:c="4"/>\ <text:s text:c="6"/>\</text:p>
      <text:p text:style-name="P1"><text:s text:c="4"/>| <text:s text:c="9"/>| <text:s text:c="5"/>\ <text:s text:c="6"/>\</text:p>
      <text:p text:style-name="P1"><text:s text:c="4"/>| <text:s text:c="9"/>| <text:s text:c="6"/>\ <text:s text:c="6"/>\ -&gt;[ exit block ]</text:p>
      <text:p text:style-name="P1"><text:s text:c="4"/>| <text:s text:c="9"/>| <text:s text:c="7"/>\ <text:s text:c="5"/>/</text:p>
      <text:p text:style-name="P1"><text:s text:c="4"/>| <text:s text:c="3"/>[ body block ] <text:s/>\____/</text:p>
      <text:p text:style-name="P1"><text:s text:c="4"/>| <text:s text:c="9"/>| <text:s text:c="9"/>(on last iteration)</text:p>
      <text:p text:style-name="P1"><text:s text:c="4"/>\__________/</text:p>
      <text:p text:style-name="P1"><text:s text:c="2"/>*/</text:p>
      <text:p text:style-name="P1"/>
      <text:p text:style-name="P1"><text:s text:c="2"/>auto parent = Builder.getInsertionBlock()-&gt;getParent();</text:p>
      <text:p text:style-name="P1"><text:s text:c="2"/>auto *exitBlock = Builder.createBasicBlock(parent);</text:p>
      <text:p text:style-name="P1"><text:s text:c="2"/>auto *getNextBlock = Builder.createBasicBlock(parent);</text:p>
      <text:p text:style-name="P1"><text:s text:c="2"/>auto *bodyBlock = Builder.createBasicBlock(parent);</text:p>
      <text:p text:style-name="P1"/>
      <text:p text:style-name="P1"><text:s text:c="2"/>// Initialize the goto labels.</text:p>
      <text:p text:style-name="P1"><text:s text:c="2"/>curFunction()-&gt;initLabel(ForInStmt, exitBlock, getNextBlock);</text:p>
      <text:p text:style-name="P1"/>
      <text:p text:style-name="P1"><text:s text:c="2"/>// Create the enumerator:</text:p>
      <text:p text:style-name="P1"><text:s text:c="2"/>Builder.createGetPNamesInst(</text:p>
      <text:p text:style-name="P1"><text:s text:c="6"/>iteratorStorage,</text:p>
      <text:p text:style-name="P1"><text:s text:c="6"/>baseStorage,</text:p>
      <text:p text:style-name="P1"><text:s text:c="6"/>indexStorage,</text:p>
      <text:p text:style-name="P1"><text:s text:c="6"/>sizeStorage,</text:p>
      <text:p text:style-name="P1"><text:s text:c="6"/>exitBlock,</text:p>
      <text:p text:style-name="P1"><text:s text:c="6"/>getNextBlock);</text:p>
      <text:p text:style-name="P1"/>
      <text:p text:style-name="P1"><text:s text:c="2"/>// Generate the get_next part of the loop:</text:p>
      <text:p text:style-name="P1"><text:s text:c="2"/>Builder.setInsertionBlock(getNextBlock);</text:p>
      <text:p text:style-name="P1"><text:s text:c="2"/>Builder.createGetNextPNameInst(</text:p>
      <text:p text:style-name="P1"><text:s text:c="6"/>propertyStorage,</text:p>
      <text:p text:style-name="P1"><text:s text:c="6"/>baseStorage,</text:p>
      <text:p text:style-name="P1"><text:s text:c="6"/>indexStorage,</text:p>
      <text:p text:style-name="P1"><text:s text:c="6"/>sizeStorage,</text:p>
      <text:p text:style-name="P1"><text:s text:c="6"/>iteratorStorage,</text:p>
      <text:p text:style-name="P1"><text:s text:c="6"/>exitBlock,</text:p>
      <text:p text:style-name="P1"><text:s text:c="6"/>bodyBlock);</text:p>
      <text:p text:style-name="P1"/>
      <text:p text:style-name="P1"><text:s text:c="2"/>// Emit the loop body and setup the property variable. When done jump into the</text:p>
      <text:p text:style-name="P1"><text:s text:c="2"/>// 'get_next' block and try to do another iteration.</text:p>
      <text:p text:style-name="P1"><text:s text:c="2"/>Builder.setInsertionBlock(bodyBlock);</text:p>
      <text:p text:style-name="P1"><text:soft-page-break/></text:p>
      <text:p text:style-name="P1"><text:s text:c="2"/>// The string property value of the current iteration is saved into this</text:p>
      <text:p text:style-name="P1"><text:s text:c="2"/>// variable.</text:p>
      <text:p text:style-name="P1"><text:s text:c="2"/>auto propertyStringRepr = Builder.createLoadStackInst(propertyStorage);</text:p>
      <text:p text:style-name="P1"/>
      <text:p text:style-name="P1"><text:s text:c="2"/>// The left hand side of For-In statements can be any lhs expression</text:p>
      <text:p text:style-name="P1"><text:s text:c="2"/>// ("PutValue"). Example:</text:p>
      <text:p text:style-name="P1"><text:s text:c="2"/>// <text:s/>1. for (x.y in [1,2,3])</text:p>
      <text:p text:style-name="P1"><text:s text:c="2"/>// <text:s/>2. for (x in [1,2,3])</text:p>
      <text:p text:style-name="P1"><text:s text:c="2"/>// <text:s/>3. for (var x in [1,2,3])</text:p>
      <text:p text:style-name="P1"><text:s text:c="2"/>// See ES5 $12.6.4 "The for-in Statement"</text:p>
      <text:p text:style-name="P1"><text:s text:c="2"/>LReference lref = createLRef(ForInStmt-&gt;_left, false);</text:p>
      <text:p text:style-name="P1"><text:s text:c="2"/>lref.emitStore(propertyStringRepr);</text:p>
      <text:p text:style-name="P1"/>
      <text:p text:style-name="P1"><text:s text:c="2"/>genStatement(ForInStmt-&gt;_body);</text:p>
      <text:p text:style-name="P1"/>
      <text:p text:style-name="P1"><text:s text:c="2"/>Builder.createBranchInst(getNextBlock);</text:p>
      <text:p text:style-name="P1"/>
      <text:p text:style-name="P1"><text:s text:c="2"/>Builder.setInsertionBlock(exitBlock);</text:p>
      <text:p text:style-name="P1">}</text:p>
      <text:p text:style-name="P1"/>
      <text:p text:style-name="P1"/>
      <text:p text:style-name="P1">void HBCISel::generateGetPNamesInst(GetPNamesInst *Inst, BasicBlock *next) {</text:p>
      <text:p text:style-name="P1"><text:s text:c="2"/>auto itrReg = encodeValue(Inst-&gt;getIterator());</text:p>
      <text:p text:style-name="P1"><text:s text:c="2"/>BCFGen_-&gt;emitGetPNameList(</text:p>
      <text:p text:style-name="P1"><text:s text:c="6"/>itrReg,</text:p>
      <text:p text:style-name="P1"><text:s text:c="6"/>encodeValue(Inst-&gt;getBase()),</text:p>
      <text:p text:style-name="P1"><text:s text:c="6"/>encodeValue(Inst-&gt;getIndex()),</text:p>
      <text:p text:style-name="P1"><text:s text:c="6"/>encodeValue(Inst-&gt;getSize()));</text:p>
      <text:p text:style-name="P1"><text:s text:c="2"/>// If the returned iterator is empty value, quit the iteration directly.</text:p>
      <text:p text:style-name="P1"><text:s text:c="2"/>registerLongJump(</text:p>
      <text:p text:style-name="P1"><text:s text:c="6"/>BCFGen_-&gt;emitJmpUndefinedLong(0, itrReg), Inst-&gt;getOnEmptyDest());</text:p>
      <text:p text:style-name="P1"/>
      <text:p text:style-name="P1"><text:s text:c="2"/>auto *onSomeBlock = Inst-&gt;getOnSomeDest();</text:p>
      <text:p text:style-name="P1"><text:s text:c="2"/>if (next != onSomeBlock) {</text:p>
      <text:p text:style-name="P1"><text:s text:c="4"/>auto loc = BCFGen_-&gt;emitJmpLong(0);</text:p>
      <text:p text:style-name="P1"><text:s text:c="4"/>registerLongJump(loc, onSomeBlock);</text:p>
      <text:p text:style-name="P1"><text:s text:c="2"/>}</text:p>
      <text:p text:style-name="P1">}</text:p>
      <text:p text:style-name="P1">void HBCISel::generateGetNextPNameInst(</text:p>
      <text:p text:style-name="P1"><text:s text:c="4"/>GetNextPNameInst *Inst,</text:p>
      <text:p text:style-name="P1"><text:s text:c="4"/>BasicBlock *next) {</text:p>
      <text:p text:style-name="P1"><text:s text:c="2"/>auto indexReg = encodeValue(Inst-&gt;getIndexAddr());</text:p>
      <text:p text:style-name="P1"><text:s text:c="2"/>auto sizeReg = encodeValue(Inst-&gt;getSizeAddr());</text:p>
      <text:p text:style-name="P1"><text:s text:c="2"/>auto propReg = encodeValue(Inst-&gt;getPropertyAddr());</text:p>
      <text:p text:style-name="P1"/>
      <text:p text:style-name="P1"><text:s text:c="2"/>BCFGen_-&gt;emitGetNextPName(</text:p>
      <text:p text:style-name="P1"><text:s text:c="6"/>propReg,</text:p>
      <text:p text:style-name="P1"><text:s text:c="6"/>encodeValue(Inst-&gt;getIteratorAddr()),</text:p>
      <text:p text:style-name="P1"><text:s text:c="6"/>encodeValue(Inst-&gt;getBaseAddr()),</text:p>
      <text:p text:style-name="P1"><text:s text:c="6"/>indexReg,</text:p>
      <text:p text:style-name="P1"><text:s text:c="6"/>sizeReg);</text:p>
      <text:p text:style-name="P1"><text:soft-page-break/></text:p>
      <text:p text:style-name="P1"><text:s text:c="2"/>// If the returned property is empty, terminate the iteration.</text:p>
      <text:p text:style-name="P1"><text:s text:c="2"/>registerLongJump(</text:p>
      <text:p text:style-name="P1"><text:s text:c="6"/>BCFGen_-&gt;emitJmpUndefinedLong(0, propReg), Inst-&gt;getOnLastDest());</text:p>
      <text:p text:style-name="P1"/>
      <text:p text:style-name="P1"><text:s text:c="2"/>auto *onSomeBlock = Inst-&gt;getOnSomeDest();</text:p>
      <text:p text:style-name="P1"><text:s text:c="2"/>if (next != onSomeBlock) {</text:p>
      <text:p text:style-name="P1"><text:s text:c="4"/>auto loc = BCFGen_-&gt;emitJmpLong(0);</text:p>
      <text:p text:style-name="P1"><text:s text:c="4"/>registerLongJump(loc, onSomeBlock);</text:p>
      <text:p text:style-name="P1"><text:s text:c="2"/>}</text:p>
      <text:p text:style-name="P1">}</text:p>
      <text:p text:style-name="P1"/>
      <text:p text:style-name="P1"/>
      <text:p text:style-name="P1">// <text:span text:style-name="T3">GetPNameList reads op2 register before just converting it (base)</text:span></text:p>
      <text:p text:style-name="P1">auto res = toObject(runtime, Handle&lt;&gt;(&amp;O2REG(GetPNameList)));</text:p>
      <text:p text:style-name="P1"/>
      <text:p text:style-name="P1">// <text:span text:style-name="T3">GetPNameList writes out all 4 registers (iter, base, idx, size)</text:span></text:p>
      <text:p text:style-name="P1">ExecutionStatus Interpreter::caseGetPNameList(</text:p>
      <text:p text:style-name="P4">(…)</text:p>
      <text:p text:style-name="P2"><text:s text:c="2"/>O2REG(GetPNameList) = res.getValue();</text:p>
      <text:p text:style-name="P2"><text:span text:style-name="T2">(…)</text:span></text:p>
      <text:p text:style-name="P2"><text:s text:c="2"/>O1REG(GetPNameList) = arr.getHermesValue();</text:p>
      <text:p text:style-name="P1"><text:s text:c="2"/>O3REG(GetPNameList) = HermesValue::encodeNumberValue(beginIndex);</text:p>
      <text:p text:style-name="P1"><text:s text:c="2"/>O4REG(GetPNameList) = HermesValue::encodeNumberValue(endIndex);</text:p>
      <text:p text:style-name="P1"/>
      <text:p text:style-name="P1"><text:s text:c="6"/>CASE(GetNextPName) {</text:p>
      <text:p text:style-name="P1"><text:s text:c="8"/>{</text:p>
      <text:p text:style-name="P3">(…)</text:p>
      <text:p text:style-name="P1"><text:s text:c="10"/>if (idx &lt; size) {</text:p>
      <text:p text:style-name="P1"><text:s text:c="12"/>O1REG(GetNextPName) = tmpHandle.get();</text:p>
      <text:p text:style-name="P1"><text:s text:c="12"/>O4REG(GetNextPName) = HermesValue::encodeNumberValue(idx + 1);</text:p>
      <text:p text:style-name="P1"><text:s text:c="10"/>} else {</text:p>
      <text:p text:style-name="P1"><text:s text:c="12"/>O1REG(GetNextPName) = HermesValue::encodeUndefinedValue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7:21:20.880413303</meta:creation-date>
    <dc:date>2022-12-08T07:19:51.216446021</dc:date>
    <meta:editing-duration>P9DT2H20M21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4" meta:paragraph-count="159" meta:word-count="634" meta:character-count="6283" meta:non-whitespace-character-count="5080"/>
  </office:meta>
</office:document-meta>
</file>